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ing">
      <style:text-properties officeooo:rsid="001f49ae" officeooo:paragraph-rsid="001f49ae"/>
    </style:style>
    <style:style style:name="P2" style:family="paragraph" style:parent-style-name="Heading">
      <style:text-properties officeooo:rsid="002151c9" officeooo:paragraph-rsid="002151c9"/>
    </style:style>
    <style:style style:name="P3" style:family="paragraph" style:parent-style-name="Heading">
      <style:text-properties officeooo:rsid="0023a14d" officeooo:paragraph-rsid="0023a14d"/>
    </style:style>
    <style:style style:name="P4" style:family="paragraph" style:parent-style-name="Heading">
      <style:text-properties officeooo:rsid="0027913b" officeooo:paragraph-rsid="0027913b"/>
    </style:style>
    <style:style style:name="P5" style:family="paragraph" style:parent-style-name="Heading">
      <style:text-properties officeooo:rsid="002a54d0" officeooo:paragraph-rsid="002a54d0"/>
    </style:style>
    <style:style style:name="P6" style:family="paragraph" style:parent-style-name="Text_20_body">
      <style:text-properties officeooo:paragraph-rsid="001f49ae"/>
    </style:style>
    <style:style style:name="P7" style:family="paragraph" style:parent-style-name="Text_20_body" style:list-style-name="L1">
      <style:text-properties officeooo:rsid="001f49ae" officeooo:paragraph-rsid="001f49ae"/>
    </style:style>
    <style:style style:name="P8" style:family="paragraph" style:parent-style-name="Text_20_body">
      <style:text-properties officeooo:rsid="001fd0de" officeooo:paragraph-rsid="001fd0de"/>
    </style:style>
    <style:style style:name="P9" style:family="paragraph" style:parent-style-name="Text_20_body">
      <style:text-properties officeooo:rsid="002286bf" officeooo:paragraph-rsid="002286bf"/>
    </style:style>
    <style:style style:name="P10" style:family="paragraph" style:parent-style-name="Text_20_body" style:list-style-name="L2">
      <style:text-properties officeooo:rsid="002286bf" officeooo:paragraph-rsid="002286bf"/>
    </style:style>
    <style:style style:name="P11" style:family="paragraph" style:parent-style-name="Text_20_body">
      <style:text-properties officeooo:rsid="0023a14d" officeooo:paragraph-rsid="0023a14d"/>
    </style:style>
    <style:style style:name="P12" style:family="paragraph" style:parent-style-name="Text_20_body">
      <style:text-properties officeooo:paragraph-rsid="0023a14d"/>
    </style:style>
    <style:style style:name="P13" style:family="paragraph" style:parent-style-name="Text_20_body">
      <style:text-properties officeooo:rsid="002501ec" officeooo:paragraph-rsid="002501ec"/>
    </style:style>
    <style:style style:name="P14" style:family="paragraph" style:parent-style-name="Text_20_body">
      <style:text-properties officeooo:rsid="00263c12" officeooo:paragraph-rsid="00263c12"/>
    </style:style>
    <style:style style:name="P15" style:family="paragraph" style:parent-style-name="Text_20_body">
      <style:text-properties officeooo:paragraph-rsid="00263c12"/>
    </style:style>
    <style:style style:name="P16" style:family="paragraph" style:parent-style-name="Text_20_body">
      <style:text-properties officeooo:rsid="0027913b" officeooo:paragraph-rsid="002b8243"/>
    </style:style>
    <style:style style:name="P17" style:family="paragraph" style:parent-style-name="Text_20_body" style:list-style-name="L1">
      <style:text-properties officeooo:rsid="00299f02" officeooo:paragraph-rsid="00299f02"/>
    </style:style>
    <style:style style:name="P18" style:family="paragraph" style:parent-style-name="Text_20_body">
      <style:text-properties officeooo:rsid="002eeecb" officeooo:paragraph-rsid="002eeecb"/>
    </style:style>
    <style:style style:name="P19" style:family="paragraph" style:parent-style-name="Text_20_body" style:list-style-name="L3">
      <style:text-properties officeooo:rsid="002eeecb" officeooo:paragraph-rsid="002eeecb"/>
    </style:style>
    <style:style style:name="P20" style:family="paragraph" style:parent-style-name="Text_20_body">
      <style:text-properties officeooo:rsid="002eeecb" officeooo:paragraph-rsid="0034eb15"/>
    </style:style>
    <style:style style:name="P21" style:family="paragraph" style:parent-style-name="Text_20_body">
      <style:text-properties officeooo:paragraph-rsid="002e77df"/>
    </style:style>
    <style:style style:name="P22" style:family="paragraph" style:parent-style-name="Text_20_body" style:list-style-name="L4">
      <style:text-properties officeooo:rsid="0030ea5f" officeooo:paragraph-rsid="0030ea5f"/>
    </style:style>
    <style:style style:name="P23" style:family="paragraph" style:parent-style-name="Text_20_body">
      <style:text-properties officeooo:rsid="0030ea5f" officeooo:paragraph-rsid="00327f50"/>
    </style:style>
    <style:style style:name="P24" style:family="paragraph" style:parent-style-name="Text_20_body">
      <style:text-properties officeooo:paragraph-rsid="0030ea5f"/>
    </style:style>
    <style:style style:name="P25" style:family="paragraph" style:parent-style-name="Text_20_body" style:list-style-name="L5">
      <style:text-properties officeooo:rsid="00327f50" officeooo:paragraph-rsid="00327f50"/>
    </style:style>
    <style:style style:name="P26" style:family="paragraph" style:parent-style-name="Text_20_body">
      <style:text-properties officeooo:rsid="00344516" officeooo:paragraph-rsid="0034eb15"/>
    </style:style>
    <style:style style:name="P27" style:family="paragraph" style:parent-style-name="Text_20_body">
      <style:text-properties officeooo:rsid="00344516" officeooo:paragraph-rsid="003dd4c4"/>
    </style:style>
    <style:style style:name="P28" style:family="paragraph" style:parent-style-name="Text_20_body">
      <style:text-properties officeooo:rsid="00344516" officeooo:paragraph-rsid="003e3b0c"/>
    </style:style>
    <style:style style:name="P29" style:family="paragraph" style:parent-style-name="Text_20_body">
      <style:text-properties officeooo:rsid="00344516" officeooo:paragraph-rsid="00412cf5"/>
    </style:style>
    <style:style style:name="P30" style:family="paragraph" style:parent-style-name="Text_20_body">
      <style:text-properties officeooo:rsid="0034eb15" officeooo:paragraph-rsid="0034eb15"/>
    </style:style>
    <style:style style:name="P31" style:family="paragraph" style:parent-style-name="Text_20_body">
      <style:text-properties officeooo:rsid="0034eb15" officeooo:paragraph-rsid="003dd4c4"/>
    </style:style>
    <style:style style:name="P32" style:family="paragraph" style:parent-style-name="Text_20_body">
      <style:text-properties officeooo:rsid="0034eb15" officeooo:paragraph-rsid="003e3b0c"/>
    </style:style>
    <style:style style:name="P33" style:family="paragraph" style:parent-style-name="Text_20_body">
      <style:text-properties officeooo:rsid="0037d9ec" officeooo:paragraph-rsid="0037d9ec"/>
    </style:style>
    <style:style style:name="P34" style:family="paragraph" style:parent-style-name="Text_20_body">
      <style:text-properties officeooo:rsid="0037d9ec" officeooo:paragraph-rsid="003af0e8"/>
    </style:style>
    <style:style style:name="P35" style:family="paragraph" style:parent-style-name="Text_20_body">
      <style:text-properties officeooo:rsid="003af0e8" officeooo:paragraph-rsid="003af0e8"/>
    </style:style>
    <style:style style:name="P36" style:family="paragraph" style:parent-style-name="Text_20_body" style:list-style-name="L6">
      <style:text-properties officeooo:rsid="003b8ee0" officeooo:paragraph-rsid="003b8ee0"/>
    </style:style>
    <style:style style:name="P37" style:family="paragraph" style:parent-style-name="Text_20_body">
      <style:text-properties officeooo:rsid="003dd4c4" officeooo:paragraph-rsid="003dd4c4"/>
    </style:style>
    <style:style style:name="P38" style:family="paragraph" style:parent-style-name="Text_20_body" style:list-style-name="L7">
      <style:text-properties officeooo:rsid="003dd4c4" officeooo:paragraph-rsid="003dd4c4"/>
    </style:style>
    <style:style style:name="P39" style:family="paragraph" style:parent-style-name="Text_20_body">
      <style:text-properties officeooo:rsid="003dd4c4" officeooo:paragraph-rsid="003e3b0c"/>
    </style:style>
    <style:style style:name="P40" style:family="paragraph" style:parent-style-name="Text_20_body" style:list-style-name="L8">
      <style:text-properties officeooo:rsid="00412cf5" officeooo:paragraph-rsid="00412cf5"/>
    </style:style>
    <style:style style:name="P41" style:family="paragraph" style:parent-style-name="Text_20_body">
      <style:text-properties officeooo:rsid="00412cf5" officeooo:paragraph-rsid="00412cf5"/>
    </style:style>
    <style:style style:name="P42" style:family="paragraph" style:list-style-name="L1"/>
    <style:style style:name="P43" style:family="paragraph" style:parent-style-name="Table_20_Contents">
      <style:paragraph-properties fo:text-align="center" style:justify-single-word="false"/>
      <style:text-properties officeooo:rsid="002286bf" officeooo:paragraph-rsid="002286bf"/>
    </style:style>
    <style:style style:name="P44" style:family="paragraph" style:parent-style-name="Title">
      <style:text-properties officeooo:paragraph-rsid="001f49ae"/>
    </style:style>
    <style:style style:name="T1" style:family="text">
      <style:text-properties officeooo:rsid="001f49ae"/>
    </style:style>
    <style:style style:name="T2" style:family="text">
      <style:text-properties officeooo:rsid="001fd0de"/>
    </style:style>
    <style:style style:name="T3" style:family="text">
      <style:text-properties officeooo:rsid="002151c9"/>
    </style:style>
    <style:style style:name="T4" style:family="text">
      <style:text-properties officeooo:rsid="0023a14d"/>
    </style:style>
    <style:style style:name="T5" style:family="text">
      <style:text-properties officeooo:rsid="002501ec"/>
    </style:style>
    <style:style style:name="T6" style:family="text">
      <style:text-properties officeooo:rsid="00263c12"/>
    </style:style>
    <style:style style:name="T7" style:family="text">
      <style:text-properties officeooo:rsid="0028d525"/>
    </style:style>
    <style:style style:name="T8" style:family="text">
      <style:text-properties officeooo:rsid="00299f02"/>
    </style:style>
    <style:style style:name="T9" style:family="text">
      <style:text-properties officeooo:rsid="002b8243"/>
    </style:style>
    <style:style style:name="T10" style:family="text">
      <style:text-properties officeooo:rsid="002ce796"/>
    </style:style>
    <style:style style:name="T11" style:family="text">
      <style:text-properties officeooo:rsid="002eeecb"/>
    </style:style>
    <style:style style:name="T12" style:family="text">
      <style:text-properties officeooo:rsid="0030ea5f"/>
    </style:style>
    <style:style style:name="T13" style:family="text">
      <style:text-properties officeooo:rsid="0033fbbd"/>
    </style:style>
    <style:style style:name="T14" style:family="text">
      <style:text-properties officeooo:rsid="0034eb15"/>
    </style:style>
    <style:style style:name="T15" style:family="text">
      <style:text-properties officeooo:rsid="003760e1"/>
    </style:style>
    <style:style style:name="T16" style:family="text">
      <style:text-properties officeooo:rsid="0037d9ec"/>
    </style:style>
    <style:style style:name="T17" style:family="text">
      <style:text-properties officeooo:rsid="00395f60"/>
    </style:style>
    <style:style style:name="T18" style:family="text">
      <style:text-properties officeooo:rsid="003af0e8"/>
    </style:style>
    <style:style style:name="T19" style:family="text">
      <style:text-properties officeooo:rsid="003dd4c4"/>
    </style:style>
    <style:style style:name="T20" style:family="text">
      <style:text-properties officeooo:rsid="003e3b0c"/>
    </style:style>
    <style:style style:name="T21" style:family="text">
      <style:text-properties officeooo:rsid="00430797"/>
    </style:style>
    <style:style style:name="T22" style:family="text">
      <style:text-properties officeooo:rsid="0046fca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tab/><text:span text:style-name="T1">Test plan Character Card IPASS Duur Alblas V1C 2019</text:span></text:p>
      <text:p text:style-name="P6"/>
      <text:p text:style-name="P1"><text:span text:style-name="T2">Hardware Requirements</text:span></text:p>
      <text:p text:style-name="P8">To use my IPASS you need the following hardware components:</text:p>
      <text:list xml:id="list194968907" text:style-name="L1">
        <text:list-item>
          <text:p text:style-name="P7">Arduino Due </text:p>
        </text:list-item>
        <text:list-item>
          <text:p text:style-name="P7">RFID-RC522</text:p>
        </text:list-item>
        <text:list-item>
          <text:p><text:span text:style-name="T1">MIFARE 1K card type </text:span>MF1S503yX</text:p>
        </text:list-item>
        <text:list-item>
          <text:p text:style-name="P7">PC/Laptop <text:span text:style-name="T3">for communiction via terminal</text:span></text:p>
        </text:list-item>
        <text:list-item>
          <text:p text:style-name="P17">Connectors <text:span text:style-name="T22">M/F </text:span>and a USB-A to USB-Micro cable</text:p>
        </text:list-item>
      </text:list>
      <text:p text:style-name="P2">Setup:</text:p>
      <text:p text:style-name="P9">The following pins need to be connected as described below:</text:p>
      <table:table table:name="Table1" table:style-name="Table1">
        <table:table-column table:style-name="Table1.A" table:number-columns-repeated="2"/>
        <table:table-row>
          <table:table-cell table:style-name="Table1.A1" office:value-type="string">
            <text:p text:style-name="P43">RFID-RC522</text:p>
          </table:table-cell>
          <table:table-cell table:style-name="Table1.B1" office:value-type="string">
            <text:p text:style-name="P43">Arduino Due</text:p>
          </table:table-cell>
        </table:table-row>
        <table:table-row>
          <table:table-cell table:style-name="Table1.A2" office:value-type="string">
            <text:p text:style-name="P43">SDA</text:p>
          </table:table-cell>
          <table:table-cell table:style-name="Table1.B2" office:value-type="string">
            <text:p text:style-name="P43">PWM Pin 11</text:p>
          </table:table-cell>
        </table:table-row>
        <table:table-row>
          <table:table-cell table:style-name="Table1.A2" office:value-type="string">
            <text:p text:style-name="P43">SCK</text:p>
          </table:table-cell>
          <table:table-cell table:style-name="Table1.B2" office:value-type="string">
            <text:p text:style-name="P43">PWM Pin 8</text:p>
          </table:table-cell>
        </table:table-row>
        <table:table-row>
          <table:table-cell table:style-name="Table1.A2" office:value-type="string">
            <text:p text:style-name="P43">MOSI</text:p>
          </table:table-cell>
          <table:table-cell table:style-name="Table1.B2" office:value-type="string">
            <text:p text:style-name="P43">PWM Pin 9</text:p>
          </table:table-cell>
        </table:table-row>
        <table:table-row>
          <table:table-cell table:style-name="Table1.A2" office:value-type="string">
            <text:p text:style-name="P43">MISO</text:p>
          </table:table-cell>
          <table:table-cell table:style-name="Table1.B2" office:value-type="string">
            <text:p text:style-name="P43">PWM Pin 10</text:p>
          </table:table-cell>
        </table:table-row>
        <table:table-row>
          <table:table-cell table:style-name="Table1.A2" office:value-type="string">
            <text:p text:style-name="P43">GND</text:p>
          </table:table-cell>
          <table:table-cell table:style-name="Table1.B2" office:value-type="string">
            <text:p text:style-name="P43">GND</text:p>
          </table:table-cell>
        </table:table-row>
        <table:table-row>
          <table:table-cell table:style-name="Table1.A2" office:value-type="string">
            <text:p text:style-name="P43">3.3V</text:p>
          </table:table-cell>
          <table:table-cell table:style-name="Table1.B2" office:value-type="string">
            <text:p text:style-name="P43">3.3V</text:p>
          </table:table-cell>
        </table:table-row>
      </table:table>
      <text:list xml:id="list2004158809" text:style-name="L2">
        <text:list-header>
          <text:p text:style-name="P10"/>
        </text:list-header>
      </text:list>
      <text:p text:style-name="P3">Performed tests</text:p>
      <text:list xml:id="list1113049523" text:style-name="L3">
        <text:list-item>
          <text:p text:style-name="P19"><text:span text:style-name="T17">s</text:span>elfTest()</text:p>
        </text:list-item>
      </text:list>
      <text:p text:style-name="P20"><text:span text:style-name="T14">This test will show</text:span> that we are successfully able to write and read to and from the RC522 chip and that the chip being used is version 2 <text:span text:style-name="T15">(which is the only version supported at this time)</text:span>.</text:p>
      <text:p text:style-name="P20">During this test is it necessary that we can write and read to and from the RC522 chip <text:span text:style-name="T12">using the hwlib::spi_bus_bit_banged_sclk_mosi_miso’s transaction() function. </text:span></text:p>
      <text:p text:style-name="P21"><text:span text:style-name="T11">If the test completes successfully we expect to see a message saying “Chip version 2 is supported!” and the function will return rc522::status::SUCCESS.</text:span></text:p>
      <text:p text:style-name="P24"><text:span text:style-name="T14">If the test does not go as expected or the found version is not version 2 the function will return rc522::status::ERROR.</text:span></text:p>
      <text:p text:style-name="P18"/>
      <text:p text:style-name="P18"><text:soft-page-break/></text:p>
      <text:list xml:id="list4175142295" text:style-name="L4">
        <text:list-item>
          <text:p text:style-name="P22"><text:span text:style-name="T16">t</text:span>rySelect()</text:p>
        </text:list-item>
      </text:list>
      <text:p text:style-name="P34">This test will show we can successfully select a MIFARE card and retreive the UID of said card. <text:span text:style-name="T13">To show the result of this test the boolean showInfo parameter needs to be set to true.</text:span></text:p>
      <text:p text:style-name="P33">For this <text:span text:style-name="T19">test</text:span> to work the previous test has to be successful. <text:span text:style-name="T18">This function will try to wake up the card using a REQA or WUPA and try to select it.</text:span></text:p>
      <text:p text:style-name="P24"><text:span text:style-name="T18">If the test completes successfully we expect to see the found UID of the MIFARE card and a status SUCCESS. The function will also return a true value. </text:span></text:p>
      <text:p text:style-name="P35">If the test does not complete successfully you will show a status (the status tries to represent where things went wrong.) And you will not see the UID. The funtion will return false.</text:p>
      <text:list xml:id="list2277510917" text:style-name="L5">
        <text:list-item>
          <text:p text:style-name="P25"><text:span text:style-name="T16">t</text:span>ryAuthenticate()</text:p>
        </text:list-item>
      </text:list>
      <text:p text:style-name="P23"><text:span text:style-name="T13">This test will show we have successfully authenticated the MIFARE card block and are able to perform MIFARE Commands on said block. To show the result of this test the boolean showInfo parameter needs to be set to true.</text:span></text:p>
      <text:p text:style-name="P26">To run this test it is necessary that the previous test have all succeeded or this test will fail. <text:span text:style-name="T18">This function will try to authenticate a block with either Key A or B.</text:span></text:p>
      <text:p text:style-name="P26"><text:span text:style-name="T12">If the test completes succesfully we expect to see a SUCCESS status </text:span>a<text:span text:style-name="T12">nd the function will return true. The MIFARE card has authenticated the supplied block address. (This will be checked in the next test function.) </text:span></text:p>
      <text:p text:style-name="P30"><text:span text:style-name="T18">I</text:span>f the test does not complete successfully you will see a rc522::status and the function will return false. The MIFARE has not authenticated the supplied block address.</text:p>
      <text:list xml:id="list3690518185" text:style-name="L6">
        <text:list-item>
          <text:p text:style-name="P36">tryRead()</text:p>
        </text:list-item>
      </text:list>
      <text:p text:style-name="P37">This function will show we can read from a MIFARE card block. <text:span text:style-name="T13">To show the result of this test the boolean showInfo parameter needs to be set to true.</text:span></text:p>
      <text:p text:style-name="P27">To run this test it is necessary that the previous test have all succeeded or this test will fail. <text:span text:style-name="T19">This function will send a read command to the MIFARE card and store the response.</text:span></text:p>
      <text:p text:style-name="P37">If the test completes successfully we expect to see a SUCCESS status and the function will return true. The MIFARE card <text:span text:style-name="T20">block</text:span> is read and the function prints the received data.</text:p>
      <text:p text:style-name="P31"><text:span text:style-name="T18">I</text:span>f the test does not complete successfully you will see a rc522::status and the function will return false. <text:span text:style-name="T19">And the function will print the data that is in the buffer the user supplied.</text:span></text:p>
      <text:list xml:id="list772253933" text:style-name="L7">
        <text:list-item>
          <text:p text:style-name="P38">TryWrite()</text:p>
        </text:list-item>
      </text:list>
      <text:p text:style-name="P39">This function will show we can <text:span text:style-name="T20">write to</text:span> a MIFARE card block. <text:span text:style-name="T13">To show the result of this test the boolean showInfo parameter needs to be set to true.</text:span></text:p>
      <text:p text:style-name="P28">To run this test it is necessary that the previous test have all succeeded or this test will fail <text:span text:style-name="T20">(except the tryRead() function)</text:span>. <text:span text:style-name="T19">This function will send a write command to the MIFARE card and send the buffer the user supplied to the MIFARE card.</text:span></text:p>
      <text:p text:style-name="P39"><text:soft-page-break/>If the test completes successfully we expect to see a SUCCESS status and the function will return true. The MIFARE card <text:span text:style-name="T20">block </text:span>is <text:span text:style-name="T20">written</text:span>.</text:p>
      <text:p text:style-name="P32"><text:span text:style-name="T18">I</text:span>f the test does not complete successfully you will see a rc522::status and the function will return false.</text:p>
      <text:list xml:id="list3539453977" text:style-name="L8">
        <text:list-item>
          <text:p text:style-name="P40">demo()</text:p>
        </text:list-item>
      </text:list>
      <text:p text:style-name="P41">This test will show that we can select, authenticate, read and write from a block. <text:span text:style-name="T13">To show the result of this test the boolean showInfo parameter needs to be set to true.</text:span></text:p>
      <text:p text:style-name="P29">To run this test it is necessary that the previous test have all succeeded or this test will fail. <text:span text:style-name="T19">This function will select a MIFARE card, try to authenticate a block with a supplied key and then read from the block. Next it will write the supplied buffer to the block and read the written info. Lastly it will use the stopCrypto() function to tell the RC522 chip that we have finished communicating with the MIFARE card.</text:span></text:p>
      <text:p text:style-name="P41">If the test completes successfully we expect to see several SUCCESS statuses. We will also see the data read and newly written data.</text:p>
      <text:p text:style-name="P41">If the test does not complete successfully we expect to see either some SUCCESS statuses or none and the returned rc522::status’s from the previous functions.</text:p>
      <text:p text:style-name="P5"><text:span text:style-name="T21">My p</text:span>rocess</text:p>
      <text:p text:style-name="P11">I have tested my setup in a lot of ways since the start of the project. </text:p>
      <text:p text:style-name="P11">First I started off by trying to get a response from the RC522 chip, after struggling to get a response for 2 days I decided to read what I was sending to my RC522 chip using the Analyzer and the Saleae software. I Found out my NSS (or SDA) line was inverted. After fixing said problem I started to get responses from the RC522 chip.</text:p>
      <text:p text:style-name="P12"><text:span text:style-name="T4">Next I wrote a series of tiny tests to test the connection and functionality of the hwlib </text:span>spi_bus_bit_banged_sclk_mosi_miso <text:span text:style-name="T4">and it’s transaction() function. These tests have become unusable and thus removed from the repository.</text:span></text:p>
      <text:p text:style-name="P11">After some trail and error I managed to finally write to the FIFO buffer of my RC522 chip. I started to implement the supplied self test functionality of the chip. This self test function is still available and even being run every time a user starts up the program. This test also checks the version of the chip that’s being used. I made a function to compare the found version of the chip to the responses found in the documentation of the chip. Since I wrote this library solely for the second version (for now) I implemented a test that will shut down the program if the used chip is not version 2 <text:span text:style-name="T5">(see the selfTest() and compareVersion() functions).</text:span></text:p>
      <text:p text:style-name="P13">Next I started to figure out the process of accessing a MIFARE card. This took a long time since the documentation on these cards is (in my opinion) not very well done. After I figured out that the REQA and WUPA commands need to be formatted in a 7 bit frame using the functionality of the RC522 chip things started to look up. I wrote several test functions for each step in the process of trying to read and write to and from the MIFARE card. <text:span text:style-name="T6">These functions are still in the repository and are being used in a demo() function that can be used to demonstrate the trySelect(), tryAuthenticate(),tryRead and tryWrite() functions.</text:span></text:p>
      <text:p text:style-name="P14"><text:soft-page-break/>After writing the basis for my application I started to write some test functions to test the functionality of my application. The testSheet() function is still avaiable and being used to generate a pre-made character on startup of the application. Then I wrote some basic functionality functions to demonstrate the write and read capabilities using the sheet. I’ve asked several people to test my application for me and (even though it’s not completely fool proof) it works well and the users could create, write and read their sheets.</text:p>
      <text:p text:style-name="P15"><text:span text:style-name="T6">Over the course of creating this library I wrote a lot of tiny test functions a lot of which have been removed for the sake of security. After I had been taught how to use enum’s I decided to make almost all of my functions more secure by using these enum classes. This not only made sure users of this library can’t just use magic numbers but it also helped me return meaningful statuses. From then on I could write my functions with build in tests so I received a meaningful status when things went correctly, or not, instead of magic numbers.</text:span></text:p>
      <text:p text:style-name="P15"/>
      <text:p text:style-name="P4">Known limits / problems</text:p>
      <text:p text:style-name="P16">Since <text:span text:style-name="T10">communication with a MIFARE card is quite complex I lost a lot of time implementing this correctly. This resulted in the fact that I had less time to work on advanced functionalities.</text:span> <text:span text:style-name="T9">It is for this reason that </text:span>the user input is not fool proof. A user can neglect to input values when asked for them or input values which are , for example, too large in case of numbers. <text:span text:style-name="T7">Since</text:span> every type of communication is being handled by functions a user can’t write to places like the block where the key’s and accessibility bits are stored. If a user decides to write his own functions using my library he could in theory write to those blocks and brick the car<text:span text:style-name="T8">d and making them unusable because I have not made function to check which blocks are being written to. In the future I could implement functions that would restrict the blocks where a user is allowed to write to and I could implement functions that would allow a user to set key’s and accessibility bits safely. The reason I did not implement this now is not because I cannot write to these blocks but because I have not been able to implement this in a safe way where I can guarantee a user will not brick his/her card in the time I had lef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5T11:02:29.739814900</meta:creation-date>
    <dc:date>2019-07-05T13:54:41.119139895</dc:date>
    <meta:editing-duration>PT1H26M4S</meta:editing-duration>
    <meta:editing-cycles>27</meta:editing-cycles>
    <meta:generator>LibreOffice/6.0.7.3$Linux_X86_64 LibreOffice_project/00m0$Build-3</meta:generator>
    <meta:document-statistic meta:table-count="1" meta:image-count="0" meta:object-count="0" meta:page-count="4" meta:paragraph-count="66" meta:word-count="1629" meta:character-count="9008" meta:non-whitespace-character-count="7450"/>
  </office:meta>
</office:document-meta>
</file>